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2b0760"/>
    </style:style>
    <style:style style:name="P2" style:family="paragraph" style:parent-style-name="Text_20_body">
      <style:text-properties officeooo:paragraph-rsid="002b0760"/>
    </style:style>
    <style:style style:name="P3" style:family="paragraph" style:parent-style-name="Heading_20_3">
      <style:paragraph-properties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4pt" fo:font-weight="normal" officeooo:paragraph-rsid="002c1ea4" style:font-size-asian="14pt" style:font-weight-asian="normal" style:font-size-complex="14pt" style:font-weight-complex="normal"/>
    </style:style>
    <style:style style:name="P5" style:family="paragraph" style:parent-style-name="Text_20_body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Text_20_body">
      <style:text-properties style:font-name="Times New Roman" fo:font-size="14pt" fo:font-weight="normal" officeooo:paragraph-rsid="002b0760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14pt" fo:font-weight="bold" officeooo:paragraph-rsid="002ad5f3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Times New Roman" fo:font-size="14pt" fo:font-weight="normal" officeooo:paragraph-rsid="002b0760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Times New Roman" fo:font-size="14pt" fo:font-style="italic" fo:font-weight="normal" officeooo:paragraph-rsid="002b0760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Times New Roman" fo:font-size="14pt" fo:font-weight="normal" officeooo:rsid="002b0760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utomatic pruning rate adjustment for dynamic token reduction in vision transformer</text:p>
      <text:p text:style-name="P4"><text:tab/></text:p>
      <text:p text:style-name="P4">Applied Intelligence(2025) 55:342</text:p>
      <text:p text:style-name="P8"/>
      <text:p text:style-name="P1"><text:span text:style-name="Strong_20_Emphasis"><text:span text:style-name="T3">Anahtar Kelimeler:</text:span></text:span><text:span text:style-name="T3"> Vision transformer, Görüntü tanıma, Token azaltma.</text:span></text:p>
      <text:p text:style-name="P9"/>
      <text:p text:style-name="P1"><text:span text:style-name="T1"><text:tab/>Bu çalışma, </text:span><text:span text:style-name="Strong_20_Emphasis"><text:span text:style-name="T1">Vision Transformer (ViT) modellerinde hesaplama maliyetini azaltmak için otomatik budama oranı ayarlama yöntemi geliştirmektedir</text:span></text:span><text:span text:style-name="T1">. ViT, görüntü tanıma alanında yüksek doğruluk sağlamasına rağmen, </text:span><text:span text:style-name="Strong_20_Emphasis"><text:span text:style-name="T1">özellikle büyük ölçekli modellerde hesaplama maliyeti oldukça yüksektir</text:span></text:span><text:span text:style-name="T1">. Bunun en büyük sebebi, </text:span><text:span text:style-name="Strong_20_Emphasis"><text:span text:style-name="T1">öz ilgilenme (Self-Attention) mekanizmasının, giriş token sayısı arttıkça üstel olarak büyüyen hesaplama gereksinimleridir</text:span></text:span><text:span text:style-name="T1">. Son yıllarda, ViT modellerinin hesaplama yükünü azaltmak için </text:span><text:span text:style-name="Strong_20_Emphasis"><text:span text:style-name="T1">token budama teknikleri</text:span></text:span><text:span text:style-name="T1"> üzerinde çeşitli çalışmalar yapılmıştır. Ancak, </text:span><text:span text:style-name="Strong_20_Emphasis"><text:span text:style-name="T1">çoğu çalışma sabit bir budama oranı belirleyerek ilerlemekte ve bu oran manuel olarak ayarlanmaktadır</text:span></text:span><text:span text:style-name="T1">. <text:tab/></text:span></text:p>
      <text:p text:style-name="P1"><text:span text:style-name="T1"><text:tab/>Fakat uygun budama oranı, </text:span><text:span text:style-name="Strong_20_Emphasis"><text:span text:style-name="T1">kullanılan veri kümesine ve görev türüne göre değişkenlik gösterebilir</text:span></text:span><text:span text:style-name="T1">, bu yüzden manuel ayarlama süreci zaman alıcıdır ve optimal sonucu garanti etmez. Bu makale, </text:span><text:span text:style-name="Strong_20_Emphasis"><text:span text:style-name="T1">budama oranını otomatik olarak ayarlayan yeni bir yöntem önermektedir</text:span></text:span><text:span text:style-name="T1">. Önerilen yöntem, </text:span><text:span text:style-name="Strong_20_Emphasis"><text:span text:style-name="T1">Eğitim Kaybı Farklılığı ile Ölçekleme (Gradient-Aware Scaling - GAS) yaklaşımını</text:span></text:span><text:span text:style-name="T1"> kullanarak eğitim sürecinde budama oranını dinamik olarak optimize eder. </text:span></text:p>
      <text:p text:style-name="P1"><text:span text:style-name="T1"><text:tab/>Ayrıca, </text:span><text:span text:style-name="Strong_20_Emphasis"><text:span text:style-name="T1">Token Budama için Değişken Orantılı Öz-İlgilenme (Variable Proportional Attention - VPA) adlı yeni bir mekanizma</text:span></text:span><text:span text:style-name="T1"> önererek, budama işleminin model doğruluğu üzerindeki olumsuz etkilerini azaltmayı amaçlamaktadır. Çalışmada, önerilen yöntemin CIFAR-10, ImageNet-1k gibi veri kümeleri üzerinde test edildiği ve önceki yöntemlere kıyasla daha yüksek doğruluk ve düşük gecikme süresi sağladığı gösterilmiştir.</text:span></text:p>
      <text:h text:style-name="P3" text:outline-level="3"/>
      <text:p text:style-name="P5">Önerilen yöntem üç temel bileşenden oluşmaktadır:</text:p>
      <text:list xml:id="list493739940" text:style-name="L1">
        <text:list-item>
          <text:p text:style-name="P11"><text:span text:style-name="Strong_20_Emphasis"><text:span text:style-name="T1">Dinamik Token Budama (Dynamic Token Reduction):</text:span></text:span><text:span text:style-name="T1"> ViT modellerinde kullanılan </text:span><text:span text:style-name="Strong_20_Emphasis"><text:span text:style-name="T1">Top-K tabanlı token budama yöntemi</text:span></text:span><text:span text:style-name="T1">, yalnızca sınıflandırma için en önemli tokenları koruyarak gereksiz hesaplama yükünü azaltmaktadır. Bu yöntemde, </text:span><text:span text:style-name="Strong_20_Emphasis"><text:span text:style-name="T1">sınıf belirteci (CLS Token) ile en yüksek ilişkiye sahip tokenlar belirlenerek korunmakta, geri kalanlar budanmaktadır</text:span></text:span><text:span text:style-name="T1">.</text:span></text:p>
        </text:list-item>
        <text:list-item>
          <text:p text:style-name="P11"><text:soft-page-break/><text:span text:style-name="Strong_20_Emphasis"><text:span text:style-name="T1">Değişken Orantılı Öz-İlgilenme (Variable Proportional Attention - VPA):</text:span></text:span><text:span text:style-name="T1"> Token budama işlemi, genellikle modelin doğruluğunu düşürür çünkü bazı önemli bilgileri kaldırabilir. </text:span><text:span text:style-name="Strong_20_Emphasis"><text:span text:style-name="T1">VPA, budanan tokenların bilgisini, korunacak tokenlara orantılı olarak aktaran bir mekanizma sunar</text:span></text:span><text:span text:style-name="T1">. Bu yöntem, budama sırasında kaybolan bilgileri dengeleyerek </text:span><text:span text:style-name="Strong_20_Emphasis"><text:span text:style-name="T1">daha iyi bir doğruluk-gecikme dengesi sağlar</text:span></text:span><text:span text:style-name="T1">.</text:span></text:p>
        </text:list-item>
        <text:list-item>
          <text:p text:style-name="P10"><text:span text:style-name="Strong_20_Emphasis"><text:span text:style-name="T1">Eğitim Kaybı Farklılığı ile Ölçekleme (Gradient-Aware Scaling - GAS):</text:span></text:span><text:span text:style-name="T1"> Bu bileşen, </text:span><text:span text:style-name="Strong_20_Emphasis"><text:span text:style-name="T1">her bir katmanda eğitim kaybındaki değişime bağlı olarak budama oranını otomatik olarak ayarlamaktadır</text:span></text:span><text:span text:style-name="T1">. Modelin kaybı yüksek değişim gösterdiğinde budama oranı azaltılır, kayıp kararlı hale geldiğinde ise budama oranı artırılarak </text:span><text:span text:style-name="Strong_20_Emphasis"><text:span text:style-name="T1">modelin gereksiz hesaplama yükü azaltılır</text:span></text:span><text:span text:style-name="T1">.</text:span></text:p>
        </text:list-item>
      </text:list>
      <text:p text:style-name="P6"><text:tab/></text:p>
      <text:p text:style-name="P2"><text:span text:style-name="T1"><text:tab/>Çalışmada, önerilen yöntemin ViT-S (küçük ölçekli ViT) ve ViT-L (büyük ölçekli ViT) modellerinde test edildiği ve </text:span><text:span text:style-name="Strong_20_Emphasis"><text:span text:style-name="T1">önceki budama yöntemleri ile karşılaştırıldığı belirtilmiştir</text:span></text:span><text:span text:style-name="T1">. Yapılan deneylerde, </text:span><text:span text:style-name="Strong_20_Emphasis"><text:span text:style-name="T1">Top-K + VPA yöntemi, ImageNet-1k üzerinde %80.62 doğruluk oranı elde etmiş ve %50.44 daha az FLOPs (kayan nokta işlemi) kullanarak %46.8 daha düşük gecikme süresi sağlamıştır</text:span></text:span><text:span text:style-name="T1">. Ayrıca, </text:span><text:span text:style-name="Strong_20_Emphasis"><text:span text:style-name="T1">budama oranının dinamik olarak ayarlanması, manuel olarak belirlenen oranlara kıyasla daha iyi performans sergilemiştir</text:span></text:span><text:span text:style-name="T1">.</text:span></text:p>
      <text:p text:style-name="P5"/>
      <text:p text:style-name="P2"><text:span text:style-name="T1"><text:tab/>Bu çalışma, </text:span><text:span text:style-name="Strong_20_Emphasis"><text:span text:style-name="T1">ViT modellerinde otomatik budama oranı ayarlama mekanizması geliştirerek, hesaplama maliyetini düşürmeyi ve model doğruluğunu korumayı hedeflemektedir</text:span></text:span><text:span text:style-name="T1">. Önerilen </text:span><text:span text:style-name="Strong_20_Emphasis"><text:span text:style-name="T1">Eğitim Kaybı Farklılığı ile Ölçekleme (GAS) yöntemi, her katmanda budama oranını optimize ederek gereksiz hesaplamayı en aza indirmekte ve model performansını artırmaktadır</text:span></text:span><text:span text:style-name="T1">. Ayrıca, </text:span><text:span text:style-name="Strong_20_Emphasis"><text:span text:style-name="T1">Değişken Orantılı Öz-İlgilenme (VPA) yöntemi, budama sonrası modelin daha dengeli sonuçlar üretmesini sağlayarak, doğruluk kaybını minimize etmektedir</text:span></text:span><text:span text:style-name="T1">. </text:span></text:p>
      <text:p text:style-name="P2"><text:span text:style-name="T2"><text:tab/>D</text:span><text:span text:style-name="T1">eneyler, yöntemin özellikle </text:span><text:span text:style-name="Strong_20_Emphasis"><text:span text:style-name="T1">düşük hesaplama kapasitesine sahip cihazlarda (GPU, CPU, Jetson) büyük performans artışı sağladığını</text:span></text:span><text:span text:style-name="T1"> göstermektedir. Gelecekte, </text:span><text:span text:style-name="Strong_20_Emphasis"><text:span text:style-name="T1">yöntemin daha karmaşık ViT modellerine uygulanması, farklı veri kümelerinde test edilmesi ve otomatik öğrenme süreçleriyle daha da optimize edilmesi önerilmektedir</text:span></text:span><text:span text:style-name="T1">. Bu çalışma, </text:span><text:span text:style-name="Strong_20_Emphasis"><text:span text:style-name="T1">görüntü tanıma ve bilgisayarla görme alanında ViT modellerinin daha verimli kullanılmasını sağlayarak, yapay zeka tabanlı sistemlerin gerçek dünya uygulamalarında daha hızlı ve maliyet etkin hale getirilmesine katkıda bulunmaktadır</text:span></text:span><text:span text:style-name="T1">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0:42:39.222384180</meta:creation-date>
    <dc:date>2025-03-17T11:31:29.383711966</dc:date>
    <meta:editing-duration>PT1H18M5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15" meta:word-count="540" meta:character-count="4407" meta:non-whitespace-character-count="3871"/>
  </office:meta>
</office:document-meta>
</file>